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186"/>
    </style:style>
    <style:style style:name="T1" style:family="text">
      <style:text-properties officeooo:rsid="001331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</text:p>
      <text:p text:style-name="Standard">Design Requirements Document (DRD)</text:p>
      <text:p text:style-name="Standard">Project: <text:span text:style-name="T1">Ohmmeter</text:span></text:p>
      <text:p text:style-name="Standard">Version: <text:span text:style-name="T1">V1.0</text:span></text:p>
      <text:p text:style-name="Standard">Date: <text:span text:style-name="T1">22.10.2025</text:span></text:p>
      <text:p text:style-name="Standard">Author(s): <text:span text:style-name="T1">Murat Arslan</text:span></text:p>
      <text:p text:style-name="P1">=========================================================================</text:p>
      <text:p text:style-name="Standard"/>
      <text:p text:style-name="Standard">1. Introduction</text:p>
      <text:p text:style-name="Standard">---------------</text:p>
      <text:p text:style-name="Standard">1.1 Purpose</text:p>
      <text:p text:style-name="Standard"><text:s text:c="4"/>- Briefly describe the purpose of this document.</text:p>
      <text:p text:style-name="Standard"><text:s text:c="4"/>- Example: "This document defines the design requirements for the XYZ embedded system, ensuring all functional and non-functional needs are addressed."</text:p>
      <text:p text:style-name="Standard"/>
      <text:p text:style-name="Standard">1.2 Scope</text:p>
      <text:p text:style-name="Standard"><text:s text:c="4"/>- Define what the design will cover and any constraints.</text:p>
      <text:p text:style-name="Standard"><text:s text:c="4"/>- Example: "The project includes power supply design, microcontroller firmware, sensor integration, and communication interface."</text:p>
      <text:p text:style-name="Standard"/>
      <text:p text:style-name="Standard">1.3 References</text:p>
      <text:p text:style-name="Standard"><text:s text:c="4"/>- List related documents, datasheets, standards.</text:p>
      <text:p text:style-name="Standard"><text:s text:c="4"/>- Example:</text:p>
      <text:p text:style-name="Standard"><text:s text:c="8"/>* IEEE 830-1998 - Software Requirements Specification</text:p>
      <text:p text:style-name="Standard"><text:s text:c="8"/>* STM32F7 Reference Manual</text:p>
      <text:p text:style-name="Standard"><text:s text:c="8"/>* T3D-L15-RABN Servo Driver Datasheet</text:p>
      <text:p text:style-name="Standard"/>
      <text:p text:style-name="Standard">---</text:p>
      <text:p text:style-name="Standard"/>
      <text:p text:style-name="Standard">2. System Overview</text:p>
      <text:p text:style-name="Standard">------------------</text:p>
      <text:p text:style-name="Standard">2.1 System Description</text:p>
      <text:p text:style-name="Standard"><text:s text:c="4"/>- Provide a high-level description of the system, its main components, and interactions.</text:p>
      <text:p text:style-name="Standard"><text:s text:c="4"/></text:p>
      <text:p text:style-name="Standard">2.2 System Architecture</text:p>
      <text:p text:style-name="Standard"><text:s text:c="4"/>- Include block diagrams or ASCII diagrams if needed.</text:p>
      <text:p text:style-name="Standard"><text:s text:c="4"/></text:p>
      <text:p text:style-name="Standard">2.3 Assumptions &amp; Dependencies</text:p>
      <text:p text:style-name="Standard"><text:s text:c="4"/>- List assumptions (e.g., "5V regulated power supply available")</text:p>
      <text:p text:style-name="Standard"><text:s text:c="4"/>- List dependencies (e.g., "Communication via I2C bus")</text:p>
      <text:p text:style-name="Standard"/>
      <text:p text:style-name="Standard">---</text:p>
      <text:p text:style-name="Standard"/>
      <text:p text:style-name="Standard">3. Functional Requirements</text:p>
      <text:p text:style-name="Standard">--------------------------</text:p>
      <text:p text:style-name="Standard">- FR1: &lt;Requirement description&gt;</text:p>
      <text:p text:style-name="Standard">- FR2: &lt;Requirement description&gt;</text:p>
      <text:p text:style-name="Standard">- FR3: &lt;Requirement description&gt;</text:p>
      <text:p text:style-name="Standard"/>
      <text:p text:style-name="Standard"><text:soft-page-break/>&gt; Example:</text:p>
      <text:p text:style-name="Standard">&gt; - FR1: The microcontroller shall read sensor data every 10ms.</text:p>
      <text:p text:style-name="Standard">&gt; - FR2: The system shall output analog voltage 0–10V to the servo driver.</text:p>
      <text:p text:style-name="Standard">&gt; - FR3: The system shall trigger an alert if temperature &gt; 80°C.</text:p>
      <text:p text:style-name="Standard"/>
      <text:p text:style-name="Standard">---</text:p>
      <text:p text:style-name="Standard"/>
      <text:p text:style-name="Standard">4. Non-Functional Requirements</text:p>
      <text:p text:style-name="Standard">-------------------------------</text:p>
      <text:p text:style-name="Standard">- NFR1: &lt;Requirement description&gt;</text:p>
      <text:p text:style-name="Standard">- NFR2: &lt;Requirement description&gt;</text:p>
      <text:p text:style-name="Standard"/>
      <text:p text:style-name="Standard">&gt; Example:</text:p>
      <text:p text:style-name="Standard">&gt; - NFR1: Power consumption shall not exceed 5W.</text:p>
      <text:p text:style-name="Standard">&gt; - NFR2: The firmware shall boot within 200ms.</text:p>
      <text:p text:style-name="Standard"/>
      <text:p text:style-name="Standard">---</text:p>
      <text:p text:style-name="Standard"/>
      <text:p text:style-name="Standard">5. Interface Requirements</text:p>
      <text:p text:style-name="Standard">-------------------------</text:p>
      <text:p text:style-name="Standard">5.1 Hardware Interfaces</text:p>
      <text:p text:style-name="Standard"><text:s text:c="4"/>- Specify connectors, voltage levels, communication protocols.</text:p>
      <text:p text:style-name="Standard"/>
      <text:p text:style-name="Standard">5.2 Software Interfaces</text:p>
      <text:p text:style-name="Standard"><text:s text:c="4"/>- Specify APIs, data formats, protocols.</text:p>
      <text:p text:style-name="Standard"/>
      <text:p text:style-name="Standard">---</text:p>
      <text:p text:style-name="Standard"/>
      <text:p text:style-name="Standard">6. Performance Requirements</text:p>
      <text:p text:style-name="Standard">----------------------------</text:p>
      <text:p text:style-name="Standard">- Response time</text:p>
      <text:p text:style-name="Standard">- Accuracy</text:p>
      <text:p text:style-name="Standard">- Throughput</text:p>
      <text:p text:style-name="Standard">- Reliability / MTBF</text:p>
      <text:p text:style-name="Standard">- Environmental requirements (temperature, humidity)</text:p>
      <text:p text:style-name="Standard"/>
      <text:p text:style-name="Standard">---</text:p>
      <text:p text:style-name="Standard"/>
      <text:p text:style-name="Standard">7. Safety &amp; Compliance Requirements</text:p>
      <text:p text:style-name="Standard">-----------------------------------</text:p>
      <text:p text:style-name="Standard">- Regulatory standards</text:p>
      <text:p text:style-name="Standard">- Electrical safety</text:p>
      <text:p text:style-name="Standard">- EMC/EMI requirements</text:p>
      <text:p text:style-name="Standard">- Thermal considerations</text:p>
      <text:p text:style-name="Standard"/>
      <text:p text:style-name="Standard">---</text:p>
      <text:p text:style-name="Standard"/>
      <text:p text:style-name="Standard">8. Design Constraints</text:p>
      <text:p text:style-name="Standard">---------------------</text:p>
      <text:p text:style-name="Standard"><text:soft-page-break/>- Physical size or enclosure limitations</text:p>
      <text:p text:style-name="Standard">- Component availability</text:p>
      <text:p text:style-name="Standard">- Cost targets</text:p>
      <text:p text:style-name="Standard">- Firmware limitations</text:p>
      <text:p text:style-name="Standard"/>
      <text:p text:style-name="Standard">---</text:p>
      <text:p text:style-name="Standard"/>
      <text:p text:style-name="Standard">9. Verification &amp; Validation</text:p>
      <text:p text:style-name="Standard">----------------------------</text:p>
      <text:p text:style-name="Standard">- Describe how each requirement will be tested.</text:p>
      <text:p text:style-name="Standard">- Example:</text:p>
      <text:p text:style-name="Standard"><text:s text:c="4"/>* FR1 → Test with simulated sensor input at 10ms intervals.</text:p>
      <text:p text:style-name="Standard"><text:s text:c="4"/>* NFR1 → Measure current draw under full load.</text:p>
      <text:p text:style-name="Standard"/>
      <text:p text:style-name="Standard">---</text:p>
      <text:p text:style-name="Standard"/>
      <text:p text:style-name="Standard">10. Glossary / Acronyms</text:p>
      <text:p text:style-name="Standard">-----------------------</text:p>
      <text:p text:style-name="Standard">- DRD: Design Requirements Document</text:p>
      <text:p text:style-name="Standard">- MCU: Microcontroller Unit</text:p>
      <text:p text:style-name="Standard">- I2C: Inter-Integrated Circuit</text:p>
      <text:p text:style-name="Standard"/>
      <text:p text:style-name="Standard">---</text:p>
      <text:p text:style-name="Standard"/>
      <text:p text:style-name="Standard">11. Revision History</text:p>
      <text:p text:style-name="Standard">--------------------</text:p>
      <text:p text:style-name="Standard">| Version | Date <text:s text:c="6"/>| Author | Description <text:s text:c="9"/>|</text:p>
      <text:p text:style-name="Standard">|---------|------------|--------|---------------------|</text:p>
      <text:p text:style-name="Standard">| 1.0 <text:s text:c="4"/>| YYYY-MM-DD | Name <text:s text:c="2"/>| Initial release <text:s text:c="4"/>|</text:p>
      <text:p text:style-name="Standard">| 1.1 <text:s text:c="4"/>| YYYY-MM-DD | Name <text:s text:c="2"/>| Updated requirements|</text:p>
      <text:p text:style-name="Standard"/>
      <text:p text:style-name="Standard">============================================================</text:p>
      <text:p text:style-name="Standard">End of Document</text:p>
      <text:p text:style-name="Standard">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4:14:31.680965000</meta:creation-date>
    <dc:date>2025-10-22T04:15:18.821551600</dc:date>
    <meta:editing-duration>PT4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03" meta:word-count="429" meta:character-count="3366" meta:non-whitespace-character-count="2924"/>
  </office:meta>
</office:document-meta>
</file>